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63f5" officeooo:paragraph-rsid="000c63f5"/>
    </style:style>
    <style:style style:name="P2" style:family="paragraph" style:parent-style-name="Standard">
      <style:text-properties officeooo:rsid="00119fcb" officeooo:paragraph-rsid="00119fcb"/>
    </style:style>
    <style:style style:name="P3" style:family="paragraph" style:parent-style-name="Standard">
      <style:text-properties officeooo:rsid="0011da65" officeooo:paragraph-rsid="0011da65"/>
    </style:style>
    <style:style style:name="P4" style:family="paragraph" style:parent-style-name="Standard">
      <style:text-properties officeooo:rsid="0011f130" officeooo:paragraph-rsid="0011f130"/>
    </style:style>
    <style:style style:name="P5" style:family="paragraph" style:parent-style-name="Standard">
      <style:text-properties officeooo:rsid="0014e2b6" officeooo:paragraph-rsid="0014e2b6"/>
    </style:style>
    <style:style style:name="P6" style:family="paragraph" style:parent-style-name="Standard">
      <style:text-properties officeooo:rsid="00158cc0" officeooo:paragraph-rsid="00158cc0"/>
    </style:style>
    <style:style style:name="T1" style:family="text">
      <style:text-properties officeooo:rsid="000e1ae9"/>
    </style:style>
    <style:style style:name="T2" style:family="text">
      <style:text-properties officeooo:rsid="0011da65"/>
    </style:style>
    <style:style style:name="T3" style:family="text">
      <style:text-properties officeooo:rsid="0011f130"/>
    </style:style>
    <style:style style:name="T4" style:family="text">
      <style:text-properties officeooo:rsid="0012bcc6"/>
    </style:style>
    <style:style style:name="T5" style:family="text">
      <style:text-properties officeooo:rsid="001748c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 may not be the best strategy for template matching</text:p>
      <text:p text:style-name="P1">alternatively, we may need to train a cost function， be<text:span text:style-name="T1">cause we might find on the boundary between two classes, there tend to be lots of errors. Although MI tend to average over staff, there are very specific details about the structure of the actual segmentation map itself which MI will not exploit. </text:span></text:p>
      <text:p text:style-name="P2">We would <text:span text:style-name="T2">definitely </text:span>want to compare it with RGB based template matching <text:span text:style-name="T2">and maybe feature descriptor based approach as well. </text:span></text:p>
      <text:p text:style-name="P3">Photogrametry, sort of reconstruction problem. Try to go into something like orb-slam. Try to put the new types of features into orb-slam is extremely hard to do. 我们暂时不需要考虑把它放进<text:span text:style-name="T3">slam系统，这样太麻烦了</text:span></text:p>
      <text:p text:style-name="P4">We also need to test its robustness<text:span text:style-name="T4">，e.g. lighting conditions. There are some people who put camera at one place and take photos of one place day and night, summer and winter. This kind of dataset we can look at. Also, if you have images taken from day to night, if you choose the images at the mid of the day, then the images are likely to be the same every day, but if you choose images taken at 7 pm, it could be bright day light, or dark. You can test the longevity of the features.</text:span></text:p>
      <text:p text:style-name="P4"/>
      <text:p text:style-name="P5">代码中占时间最多的应该就是space allocation</text:p>
      <text:p text:style-name="P5"/>
      <text:p text:style-name="P6">take <text:span text:style-name="T5">half an hour a day </text:span>to put writing notes down for your report, <text:span text:style-name="T5">like the background of your method, the experiments you are running, the results you got. Write a small piece and send it to Sim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26T23:48:11.376365347</meta:creation-date>
    <dc:date>2022-07-27T00:32:22.232664423</dc:date>
    <meta:editing-duration>PT44M7S</meta:editing-duration>
    <meta:editing-cycles>11</meta:editing-cycles>
    <meta:generator>LibreOffice/6.0.7.3$Linux_X86_64 LibreOffice_project/00m0$Build-3</meta:generator>
    <meta:document-statistic meta:table-count="0" meta:image-count="0" meta:object-count="0" meta:page-count="1" meta:paragraph-count="7" meta:word-count="284" meta:character-count="1380" meta:non-whitespace-character-count="1139"/>
  </office:meta>
</office:document-meta>
</file>